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master-page-name="Standard">
      <style:paragraph-properties fo:margin-top="0in" fo:margin-bottom="0.139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tajcie! Dzisiaj naszym gościem będzie jedna z najbardziej rozpoznawalnych osób w fandomie, czyli nie kto inny jak sam Cygnus. Chyba każdy coś słyszał o tym jegomościu. Wokół Łabądka narosło tyle plotek i kontrowersji, że zdecydowałam się zrobić z nim wywiad. Szczególnie, że prywatnie uważam go za całkiem spoko gościa.</text:p>
      <text:p text:style-name="P1">Cahan: Najpierw zadam Ci bardzo standardowe pytanie: Jak to się stało, że dołączyłeś do fandomu i zainteresowałeś się serialem?</text:p>
      <text:p text:style-name="P1">Cygnus: Cóż. Świeżo wróciwszy z kliniki we Wrocławiu, natchniony artykułem w “CD Action” o innym forum, założyłem tam konto. Jakiś czas później spotkałem Syskola, z którym się zaprzyjaźniliśmy, grając w sesji Play By Forum. To był rok 2008. W 2010 wystartował serial, a ja jakiś czas później, dzięki podszeptom “mojego złego brata bliźniaka” (“Cygnuuus, ale zobacz, jakie to fajne”) napisałem pierwszy w życiu post w pierwszym na forum temacie o kucykach. To był 31 lipca 2011 roku, nas było kilku, ale byliśmy za to mocno zakręceni na punkcie serialu. Być może ten post jeszcze wisi w kucykowym temacie.</text:p>
      <text:p text:style-name="P1">Cahan: Powiesz nam może coś więcej o tym, jak wyglądała Twoja przygoda z fandomem? Co doprowadziło Cię do dnia dzisiejszego?</text:p>
      <text:p text:style-name="P1">Cygnus: Kucykowanie na forum przeniosło się na kucykowanie na Ponychanie. Tam to, w dziale /int/ Polacy mieli swój mały kącik kucowania. Tam zdarzyło mi się poznać kolejnych ludzi – Lindsa, Mr. Douchebaga, Raggedy Mare, Czymsima. Z niektórymi do dziś utrzymuję kontakt. Następnie był Steam i tamtejsza grupa fanów MLP, pierwsze spotkanie irl z Syskolem, Zniszczycielem, Drzewem i BoomChKą, pierwszy meet w Katowicach. W ten sposób jakoś tak naturalnie związałem się ze Śląskimi Bronies. W przyszłości miało się okazać, że mam szczęście do wiązania się z fandomami, które są jeszcze dalej od mojego domu. </text:p>
      <text:p text:style-name="P1">W międzyczasie też zawitałem na forum MLPPolska, na którym JUŻ trwały jakieś dramy. Fandom był wtedy jeszcze młody, świeży, nieokrzepły. Nikt jeszcze nie myślał, żeby czuć przed kimś jakiś respekt, byliśmy sobie równi, zaś wystarczyło wspomnieć, że lubiło się kuce i już można było znaleźć przyjaciela. </text:p>
      <text:p text:style-name="P1">Nigdy nie zapomnę Pierwszego Zorganizowanego Śląskiego Ponymeeta, ani też pierwszego MLK, na który jechałem z Sową ze Szczecina jako prasa. Później Śląskich odwiedzałem już regularnie, zwłaszcza że na studia wyjechałem do Wrocławia, zaś pociąg ze zniżką studencką był tani jak barszcz. Mocno wkręciłem się w fandom, potrafiłem przyjechać do Katowic wcześnie rano i wyjechać późno w nocy, żeby tylko nie przegapić ani jednej sekundy meeta. To było coś wspaniałego.</text:p>
      <text:p text:style-name="P1">Liczba meetów wzrastała. W 2012 roku, jakoś właśnie o tej porze, wydarzył się pierwszy meet w Zgorzelcu, moim rodzinnym mieście. Organizuję je do dziś. Kiedy zaś Śląscy zdecydowali się zdziadzieć, przeniosłem swoje sympatie na Pomorze, do Tribrony. Dziś jednak mogę stwierdzić z całą stanowczością, że moje serduszko należy, oprócz oczywiście Bronies Zgorzelec, do Bronies Twilight.</text:p>
      <text:p text:style-name="P1">Nie mogę nie wspomnieć też internetowych przygód na forum MLPPolska. O ileż to pierdół się kłóciłem, ile spraw podniosłem do rangi arcyważnych, mimo że takie nie były. Czasem nawet mam wyrzuty sumienia, czy to przypadkiem nie ja rozdupcyłem forum, czy tylko to przyspieszyłem. Tak czy siak forum ukształtowało mnie, jednak nie powiedziałbym, żeby to były… dobre kształty. Dopiero od niedawna obudziła się we mnie ta sama energia i pozytywne myślenie, które towarzyszyło mi 5 lat temu.</text:p>
      <text:p text:style-name="P1">Cahan: Jakie funkcje pełniłeś w fandomie? Wiem, że byłeś opiekunem działu na MLPPolska. Robiłeś coś jeszcze? Jeśli tak, to co i jak?</text:p>
      <text:p text:style-name="P1">Cygnus: Jak na taki staż, nie mam dużego dorobku w swoim fandomowym CV. Najpierw byłem redaktorem w fandomowym czasopiśmie “Brohoof”. Byłem nim też w “Equestria Times”, więc nie była to jakaś wielka zmiana. To samo czasopismo, inna nazwa i kierownictwo. ;D</text:p>
      <text:p text:style-name="P1">Na forum MLPPolska prowadziłem aska swojego OCeta, zwanego Sheaf, pierwszego kuca, starszego nawet od Cygnusa-ponysony. Później, po odcinku z Crystal Empire, zacząłem pisać aska (było to wtedy modne i nie ma co ukrywać – było też szybkim sposobem na wybicie się, o ile odpowiedzi były dobre). Ludziom się to spodobało, ja zaś dostałem Glorious Manly Pink ksywkę na forum. W sensie moja ranga była różowa. Zostałem opiekunem poddziału. Następnie po reformach w hierarchii awansowalem na zastępcę awatara Księżniczki Cadence. Nie cieszyłem się tym jednak jakoś długo.</text:p>
      <text:p text:style-name="P1">Dziś zaś zazwyczaj siedzę na akredytacjach przeróżnych zorganizowanych meetów. Lubię to, po prostu.</text:p>
      <text:p text:style-name="P1">Cahan: Jak zmieniał się fandom na przestrzeni wieków?</text:p>
      <text:p text:style-name="P1">Cygnus: A który? Każdy ma swoją własną cudowną historię pełną być może wzlotów i upadków, która czeka na opowiedzenie, ale w ciekawy sposób. </text:p>
      <text:p text:style-name="P1">Polski fandom, chociażby, to regionalizmy, które zaczynają się dziś zacierać. Na początku każdy chciał być dumny z tego, gdzie mieszka, dlatego występuje tyle ponyfikacji herbów miast, maskotek, znaków rozpoznawczych. Takim reliktem tego zachowania, a nawet w pewnym sensie rozbudowaniem idei są na przykład Trikuce.</text:p>
      <text:p text:style-name="P1">A jak było na początku? No zwyczajnie, tak jak na początkach zawsze bywa – jest sobie grupka, która dopiero dzięki komuś z trochę większymi jajami niż reszta decyduje zrobić spotkanie. Spotkanie okazuje się sukcesem, jest powtarzane, o grupce jest głośno, więc się powiększa. Zaczynają się pierwsze scysje, kto będzie przewodził – czasem jest to jasne, czasem zaś ktoś, kto przyszedł, także jest ambitny, a nawet ambitniejszy niż tamten wcześniejszy. I są pierwsze kłótnie. ;D</text:p>
      <text:p text:style-name="P1">Najpierw fandom pełen nowych, równych sobie ludzi musi okrzepnąć i wybrać spośród siebie kogoś trochę wyżej stojącego niż reszta. Ale i to nie reguła. Wrocław, z tego co kojarzę, nie potrzebował żadnego takiego zabiegu, tam był monolit, który z czasem skruszał.</text:p>
      <text:p text:style-name="P1">Później jest taka jakby zapaść. Pierwsi ludzie zaczynają odchodzić, i to z różnych względów. Jedni pod wpływem kłótni w fandomie lokalnym bądź ogólnopolskim, innym po prostu znudził się serial, innym też się odechciało. Najsmutniejsze jest to, że człowiek pamięta tych, z którymi się przyjaźnił i boli go to, że nie ma ich z nami. Tak czy siak, skoro coraz więcej ludzi odchodzi, powstaje panika, ponieważ wydaje się, że fandom umiera. Ja sam też tak uważałem i do dziś mam w pamięci paru dobrych ludzi, którzy po prostu mają swoje własne życie, zaś każda nowa myśl o nich to zarazem dobre uczucie zajebistych wspomnień, jak i smutek, że ich nie ma.</text:p>
      <text:p text:style-name="P1">A potem? Potem przychodzą nowi i fandom ma przemiał. Czasem podchodzi się do tego emocjonalnie, nie mogąc pogodzić się ze zmianami, czasem też wita się nowych, nie tracąc ducha z początku fandomu. Wiadomo, nowe znajomości to już nie to samo, czegoś brakuje, ale moim zdaniem warto choćby próbować zawiązywać nowe przyjaźnie. Tak jak Księżniczka Twilight powiedziała!</text:p>
      <text:p text:style-name="P1">Każdy lokalny fandom ma swoją własną historię do opowiedzenia, a wraz z nią morały płynące dla każdego z nas. Każdy z nas także ma swoje listy przyjaźni do wysłania. ;)</text:p>
      <text:p text:style-name="P1">Cahan: Co myślisz o polskich bronies i jak oceniasz kondycję fandomu?</text:p>
      <text:p text:style-name="P1">Cygnus: Nie wiem, ile razy bym się zżymał, ile razy krzyczał, hejcił, szkalował, tyle razy summa summarum stwierdzam, że ten fandom to cudowne małe bagno, w którym fajnie jest siedzieć. Mnóstwo wyrazistych jednostek, mnóstwo interakcji. Ten fandom żyje, knuje, kombinuje, organizuje, kłóci się, śmieje i bawi się. To cudowne! I gdzieś tam pośród nich siedzę ja, już od 6 lat.</text:p>
      <text:p text:style-name="P1">A sam fandom? Śmieje się, kłóci się, denerwuje, rani nawzajem. Ale jeśli rani, to boli. A jeśli boli, znaczy, że żyje i żyć będzie. Żadnej agonii nie ma, a jeśli jest, to ją odwołuję jako Pierwszy Cygnus Fandomu. :D </text:p>
      <text:p text:style-name="P1">Boli mnie jednak inna sprawa. Wcześniej wymieniłem etapy, przez które fandom lokalny przechodzi, żeby być w sumie zdrową, normalną grupką. Zawsze gdzieś pojawia się motyw kłótni i przysłowiowego sięgnięcia dna. Mają to za sobą chyba wszyscy, oprócz fandomu trójmiejskiego. Problem w tym, że to właśnie na nich są dziś zwrócone oczy całego fandomu. To na nich się patrzyło, kiedy rozsypywał się fandom śląski, wrocławski, warszawski – dawali wytchnienie, byli oazą spokoju, kiedy reszta Polski płonęła. Teraz, kiedy jest spokój, a fandomy regionalne wstają z kolan (hehe) z nowymi ludźmi pełnymi pomysłów, Tribrony nadal pozostaje czymś, na co się patrzy – a raczej podpatruje. Rozwiązania, metody, taktyki postępowania. Dla zwykłego fandomowego człowieka nadal są wytchnieniem i obiektem marzeń, kiedy lokalnie fandomy się odbudowywują i potrzeba czasu, żeby wszystko było jak dawniej.</text:p>
      <text:p text:style-name="P1"><text:soft-page-break/>Dochodzą do mnie jednak pierwsze symptomy rozkładu fandomu od środka. Spidi, Skradacz i reszta muszą się uporać z tym problemem, inaczej jeśli lukrowana zasłona pęknie (a pęknie na pewno, wspominając o niej, strzeliłem do niej z metaforycznej bazooki), a szambo ze środka się wyleje, to będzie spory problem na polu zaufania oraz bycia autorytetem dla kupy ludzi tutaj. A takiej przyszłości, zwłaszcza dla nich, nie chcę. Robią zbyt dobrą robotę.</text:p>
      <text:p text:style-name="P1">Cahan: Co byś zmienił <text:s/>w fandomie?</text:p>
      <text:p text:style-name="P1">Cygnus: W sumie nie zmieniałbym nic. W ogóle to podejście jest moim zdaniem co najmniej słabe. Jestem z tych, którzy reagują, kiedy pojawi się problem wymagający rozwiązania, nie zaś wytyczał kierunki, w których fandom ma iść. Fandom, jaki jest, podoba mi się i nie zmieniałbym go. Sam to zrobi, kiedy będzie potrzeba. Czasem tylko potrzeba jakiegoś Cygnusa, który by zainterweniował. ;)</text:p>
      <text:p text:style-name="P1">Cahan: Jaki jest twój fandom lokalny?</text:p>
      <text:p text:style-name="P1">Cygnus: Przede wszystkim mały. Owszem, ma fajną historię, 5 lat na karku i do umieszczenia na liście najstarszych fandomów w Polsce brakuje mu kilku miesięcy, ale co z tego, jeśli na meety stale przychodzą 3 osoby? W ogóle śmieszna sytuacja, kiedyś ja, Zegarmistrz i Xsadi pracowaliśmy w jednym miejscu. Wychodziłoby na to, że meet trwał przez 6 miesięcy. ;D</text:p>
      <text:p text:style-name="P1">Ale żeby nie było – do dziś mam zdjęcia i dowody na to, że to zgorzelecki meet był największym wydarzeniem w Polsce, z ponad 600 ludźmi uczestniczącymi w wydarzeniu!</text:p>
      <text:p text:style-name="P1">Cahan: Jak się czujesz, będąc tak kontrowersyjną postacią, jaką jesteś? Oraz będąc bohaterem licznych memów?</text:p>
      <text:p text:style-name="P1">Cygnus: Każdy medal ma dwie strony. A nawet trzy, jeśli liczyć tę śmieszną obwódkę między awersem i rewersem. Fajnie jest być kojarzonym, w pewnym sensie nawet sławnym w fandomie. Dobrze, jeśli ktoś ma jakiś smak, kolor, pozwala określić swoje poglądy. Można się z nim zgadzać albo nie, ale o to właśnie chodzi. Na początku bycia na forum MLPPolska postawiłem sobie jedno zadanie – krytykować i wytykać błędy. Wiedziałem, co mnie czeka, ludzi, którzy krytykują innych, ogólnie się nie lubi, postawmy sprawę jasno. ;D</text:p>
      <text:p text:style-name="P1">Nie chodziło mi jednak o sympatię innych. W moim mniemaniu, robiłem coś pożytecznego, byłem tym jednym dupkiem, który, kiedy wszyscy mówili “tak”, zaczyna jęczeć i mówi “nie”. To wbrew pozorom bardzo potrzebna rola, i to tam właśnie postanowiłem sobie zagrzać miejsce.</text:p>
      <text:p text:style-name="P1">Później zobaczyłem, że coś zaczyna nie grać ze sobą. O ironio, nie miałem nikogo, kto powiedziałby mi, że robiłem coś źle. Cały czas żyłem w przekonaniu, że wszystko, co robiłem, było dobre, ponieważ robiłem to dla forum, na którym byłem. Chciałem być kimś dobrym, a zostałem kłótnikiem i bóldupcem, jak się okazało. Wycofałem się więc, ale też nie do końca. Wciąż można było mnie spotkać, narzekającego na różne rzeczy dookoła. Jednakże, odkąd zwolniłem z wygłaszaniem swoich opinii wszędzie, gdzie się da, ludzie znowu zaczęli do mnie przychodzić. Ja zaś zacząłem starać się, by moje opinie i krytyki nie były takie ostre. Wiadomo, jeśli coś jest złe, powiem to na głos, ale raczej chodzi mi o ton, w jakim bym to powiedział.</text:p>
      <text:p text:style-name="P1">Niedawno zaś nastąpiło to, o czym marzyłem – ktoś zaczął ładować we mnie ogólnopojęte dobro, żeby rozpalić moje jego fabryki, stojące zakurzone od 2012 roku. Chcę wrócić do tego starego Cygnusa, gotowego przychylić nieba wszystkim dookoła.</text:p>
      <text:p text:style-name="P1">A jak się można czuć, będąc Cygnusem? Cóż, nie mogę się tego jakoś zrzec. To część mnie, zawsze nią była i będzie, ze wszystkimi plusami i minusami.</text:p>
      <text:p text:style-name="P1">Memy zaś są fajne, chyba że ktoś ,robiąc je, nie ma na celu rozśmieszenia ludzi, tylko wyśmianie, sprawienie przykrości czy zwykłe trollowanie. Tego nie lubię.</text:p>
      <text:p text:style-name="P1">Cahan: Jaki jest Twój ulubiony kucyk i dlaczego Big Mac?</text:p>
      <text:p text:style-name="P1">Cygnus: Tu odpowiedź jest prosta. Bo na początku, kiedy na forum “CD Action” każdy rezerwował swojego ulubionego kucyka, Braeburn był zajęty przez El Martineza. Od dziecka lubiłem Dziki Zachód, a zaczynając swoją przygodę z serialem od odcinka “Over a Barrel”, nie miałem nawet pojęcia, że Big Mac istnieje. Zadowoliłem się więc drugim najlepszym kucykiem w serialu, czyli Big Macintoshem. Z czasem jednak zobaczyłem mnóstwo podobieństw między mną a Wielkim Maćkiem. Jest największy, ma dwie siostry, jest małomówny (Jak ja! To w internecie się produkuję, a przynajmniej produkowałem), mieszka sobie z dala od cywilizacji. To była w pewnym sensie moja serialowa ‘sona. Zwłaszcza że ile razy się pojawiał, tyle razy swoją zajedwabistością przyćmiewał całą resztę kucyków. I tak już zostało.</text:p>
      <text:p text:style-name="P1">Cahan: Oglądasz jeszcze serial? Jeśli tak, to co myślisz o poszczególnych sezonach i nadciągającym filmie?</text:p>
      <text:p text:style-name="P1">Cygnus: Oczywiście, że tak. Nie wyobrażam sobie siedzenia w fandomie i nieoglądania serialu. Znaczy kurna, od tego się zaczęło! Wiem, że dużo ludzi nie ogląda już serialu, z różnych powodów, z czego najśmieszniejszy to ten, gdzie coś nie zostało przedstawione po myśli kucofana, a ten obrażony odszedł – bo tak. Ci ludzie nie rozumieją, że dalsze sezony serialu to dla kolorowych taboretów dalsze życie, ukazane są dalsze ich dzieje. Przełóżmy sprawę na nasze: to samo działoby się, gdybym się nie zgadzał z faktami z życia Spidiego i obraził się na niego, gdyby ten stracił na przykład fandom albo nagle zaczął władać całym światem. To wciąż jest historia, która buduje jednostkę i nie ma ucieczki od tego, co się wydarzyło.</text:p>
      <text:p text:style-name="P1">Odnośnie zaś sezonów – nie jestem tym, którego powinno się o to pytać. Oglądam serial z dziecinną naiwnością, biorąc wszystko, co podaje mi Hasbro bez żadnych oporów. Dla mnie serial był, jest i będzie zarąbisty, nieważne co! A na film czekam jak na pizzę. Ciepłą, pachnącą pizzę. Taką, jaką zamówiłem. O hawajskiej nie może być mowy. Ani frutti di mare.</text:p>
      <text:p text:style-name="P1">Cahan: Często widzę Cię na akredytacji różnych kucykowych konwentów. Może podzielisz się jakimiś doświadczeniami? Czemu to robisz? Miałeś jakieś ciekawe przygody?</text:p>
      <text:p text:style-name="P1">Cygnus: Akredytacja ma to do siebie, że jest momentem najbardziej newralgicznym i jednym z najważniejszych w ponymeetowym rozkładzie jazdy, jednocześnie trwającym najkrócej. Z jednej strony ludzie myślą, że siedzenie na dupie i wydawanie identyfikatorów jest czymś prostym, łatwym. To się tylko tak zdaje, jak się stoi w kolejkonie i czeka, aż te pizdy z akredytacji się ogarną. Z drugiej strony to też nie jest jakaś większa filozofia – chodzi tu o sprawność i ogarniętość.</text:p>
      <text:p text:style-name="P1">Bo widzisz, dobra akredytacja jest szybka, miła i przyjemna. Będąc na akredytacji, mam tę świadomość, że przychodzą do mojego stolika różni ludzie – jedni przed chwilą wyszli z samochodu, który ich podwiózł pod same drzwi, inni na przykład targają plecak o wadze 15 ton z samego dworca polnymi drogami i górskimi szlakami. Akredytka musi ogarnąć ludzi jak najszybciej, by nie czekali zbyt długo, ale i żeby nie opóźniać ceremonii otwarcia meeta. </text:p>
      <text:p text:style-name="P1">Szybkość to nie tylko żwawość ruchów. To też ogarnięcie sobie, najlepiej przed akredytacją, (bo potem to tak średnio), całego stanowiska – wyciągnięcie smyczek, ładne poukładanie identyfikatorów, zorganizowanie dobrego przepływu ludzi między kilkoma stanowiskami (jeśli są), ogólnie jest to cała masa drobnych rzeczy, które ułatwiają pracę, ale i mogą doprowadzić do katastrofy. Brak internetu w akredytacji elektronicznej uniemożliwia ją praktycznie (pozdrawiam Oliwę, papier uber alles ;*), niezorganizowanie wymusza szukanie przedmiotów, a to wydłuża obsługę jednego człowieka. Nie tylko z “naszej” strony zdarzają się wymuszone przestoje – jeśli ktoś wyciąga dokumenty tożsamości przy stoisku, albo pieniądze – to trwa niestety i sami sobie w tym momencie robicie szkodę.</text:p>
      <text:p text:style-name="P1">Ogólnie rzecz ujmując, na akredytce mój cel jest jeden – służyć. Jak najlepiej, jak najszybciej. Polecam to każdemu. Moim zdaniem nie ma też na akredytacji miejsca na przygody – są ludzie, którymi trzeba się zająć. Reszta nas nie powinna dotyczyć.</text:p>
      <text:p text:style-name="P1">Cahan: Wiem, że interesujesz się historią i Bizancjum. Powiedziałbyś nam o tym coś więcej? A może zdradziłbyś sekrety rysowania ładnych bizantyjskich domków?</text:p>
      <text:p text:style-name="P1">Cygnus: To wszystko zaczęło się od gimnazjalnego zauroczenia socjalizmem i komunizmem. SERIO! Opowieści rodzinne tamtych czasów kończące się sakramentalnym “ech, za komuny było lepiej” przesiąkały mnie do cna. Nic więc dziwnego, że u szczytu swojej aktywności w tym temacie chodziłem w czerwonej koszulce z napisem “CCCP” po korytarzach szkolnych oraz potrafiłem się kłócić o to, czy Jaruzelski to zbrodniarz, czy nie z historycą (swoją drogą, bliską krewną AK-owca). Z komunizmu przeszło na Rosję, z Rosji na carstwo, z carstwa na dynastię i coś, co mógłbym opisać słowami “prestiż korony rangi cesarskiej w różnych państwach”. I potem zaowocowało to Bizancjum. I tam już ugrzązłem na stałe. W pewnym momencie swego życia rozważałem nawet przejście na prawosławie, ale (na razie) mi przeszło.</text:p>
      <text:p text:style-name="P1">A sekretem bizantyjskich domków jest kartka w kratkę, symetria i konsekwencja. Zaczęło się od rysowania na całych kratkach, potem poszedłem w półkratki, teraz jestem na etapie ćwierćkratki. To się rozwija na zasadzie “hmm, fajne, a co by było, gdybym narysował to w inny sposób?”. Po sznureczku, po kolei, tak jak się rozwijały style w budownictwie – coś innego wejdzie, coś innego wyjdzie, to się zmieni, to zostanie. Duży wpływ miały też na to zajęcia z historii architektury na studiach. Dużo z nich wyniosłem.</text:p>
      <text:p text:style-name="P1"><text:soft-page-break/>Cahan: Jak tam życie, Cygnus? Co w ogóle u Ciebie słychać?</text:p>
      <text:p text:style-name="P1">Cygnus: A, idzie pomalutku do przodu. Przybywa mi lat, kilogramów oraz doświadczenia. Ale poza tym… Nic się praktycznie nie zmienia. Chyba że o czymś nie wiem. Pozdrawiam!</text:p>
      <text:p text:style-name="P1"/>
      <text:p text:style-name="P1">Obrazki:</text:p>
      <text:p text:style-name="P1">Lepiej te, ale niżej dam lepszą jakość, jakby były zbyt kijowe:</text:p>
      <text:p text:style-name="P1"><text:a xlink:type="simple" xlink:href="https://drive.google.com/file/d/0B8RUvNk2O3QeMm5VMWhJVm82MWNUYU8xb2wteS03UThocEdj/view?usp=sharing" text:style-name="Internet_20_link" text:visited-style-name="Visited_20_Internet_20_Link"><text:span text:style-name="T1">https://drive.google.com/file/d/0B8RUvNk2O3QeMm5VMWhJVm82MWNUYU8xb2wteS03UThocEdj/view?usp=sharing</text:span></text:a></text:p>
      <text:p text:style-name="P1"><text:a xlink:type="simple" xlink:href="https://drive.google.com/file/d/0B8RUvNk2O3Qeb0Jyc1R5OVZrVXBBTndzVS1UUlgxZHg2ZXpn/view?usp=sharing" text:style-name="Internet_20_link" text:visited-style-name="Visited_20_Internet_20_Link"><text:span text:style-name="T1">https://drive.google.com/file/d/0B8RUvNk2O3Qeb0Jyc1R5OVZrVXBBTndzVS1UUlgxZHg2ZXpn/view?usp=sharing</text:span></text:a></text:p>
      <text:p text:style-name="P1"><text:a xlink:type="simple" xlink:href="https://drive.google.com/file/d/0B8RUvNk2O3QeM1JnSmZDTmRva3hNd0FXRnQxSThGeVMyUWtN/view?usp=sharing" text:style-name="Internet_20_link" text:visited-style-name="Visited_20_Internet_20_Link"><text:span text:style-name="T1">https://drive.google.com/file/d/0B8RUvNk2O3QeM1JnSmZDTmRva3hNd0FXRnQxSThGeVMyUWtN/view?usp=sharing</text:span></text:a></text:p>
      <text:p text:style-name="P1"><text:a xlink:type="simple" xlink:href="https://drive.google.com/file/d/0B8RUvNk2O3QeR0VZLUFjZHprM1d5WjExVThIY3ZGMDk1elRV/view?usp=sharing" text:style-name="Internet_20_link" text:visited-style-name="Visited_20_Internet_20_Link"><text:span text:style-name="T1">https://drive.google.com/file/d/0B8RUvNk2O3QeR0VZLUFjZHprM1d5WjExVThIY3ZGMDk1elRV/view?usp=sharing</text:span></text:a></text:p>
      <text:p text:style-name="P1"><text:a xlink:type="simple" xlink:href="https://drive.google.com/file/d/0B8RUvNk2O3QeUnJ1RkFHVnBJOEVDOHVqNXJXeTlQdEtWMTdB/view?usp=sharing" text:style-name="Internet_20_link" text:visited-style-name="Visited_20_Internet_20_Link"><text:span text:style-name="T2">https://drive.google.com/file/d/0B8RUvNk2O3QeUnJ1RkFHVnBJOEVDOHVqNXJXeTlQdEtWMTdB/view?usp=sharing</text:span></text:a></text:p>
      <text:p text:style-name="P1"><text:a xlink:type="simple" xlink:href="https://drive.google.com/file/d/0B8RUvNk2O3QeUUtwZDVMRlVUekFOcGp5M3VuR3pMaU11X0Vj/view?usp=sharing" text:style-name="Internet_20_link" text:visited-style-name="Visited_20_Internet_20_Link"><text:span text:style-name="T1">https://drive.google.com/file/d/0B8RUvNk2O3QeUUtwZDVMRlVUekFOcGp5M3VuR3pMaU11X0Vj/view?usp=sharing</text:span></text:a></text:p>
      <text:p text:style-name="P1"><text:a xlink:type="simple" xlink:href="https://drive.google.com/file/d/0B8RUvNk2O3QeSVNGRlRUVDBORDR1S00tZ3cxbHN0WmRwejBF/view?usp=sharing" text:style-name="Internet_20_link" text:visited-style-name="Visited_20_Internet_20_Link"><text:span text:style-name="T1">https://drive.google.com/file/d/0B8RUvNk2O3QeSVNGRlRUVDBORDR1S00tZ3cxbHN0WmRwejBF/view?usp=sharing</text:span></text:a></text:p>
      <text:p text:style-name="P1"/>
      <text:p text:style-name="P1"><text:s/>Awaryjnie:</text:p>
      <text:p text:style-name="P1"><text:a xlink:type="simple" xlink:href="https://tsitra360.deviantart.com/art/Stallions-of-All-Sizes-683774661" text:style-name="Internet_20_link" text:visited-style-name="Visited_20_Internet_20_Link"><text:span text:style-name="T1">https://tsitra360.deviantart.com/art/Stallions-of-All-Sizes-683774661</text:span></text:a></text:p>
      <text:p text:style-name="P1"><text:a xlink:type="simple" xlink:href="https://inuhoshi-to-darkpen.deviantart.com/art/Dungeon-Warriors-632162963" text:style-name="Internet_20_link" text:visited-style-name="Visited_20_Internet_20_Link"><text:span text:style-name="T1">https://inuhoshi-to-darkpen.deviantart.com/art/Dungeon-Warriors-632162963</text:span></text:a></text:p>
      <text:p text:style-name="P1"><text:a xlink:type="simple" xlink:href="https://laurenmagpie.deviantart.com/art/Prince-of-Strength-526037119" text:style-name="Internet_20_link" text:visited-style-name="Visited_20_Internet_20_Link"><text:span text:style-name="T1">https://laurenmagpie.deviantart.com/art/Prince-of-Strength-526037119</text:span></text:a></text:p>
      <text:p text:style-name="P1"><text:a xlink:type="simple" xlink:href="https://inuhoshi-to-darkpen.deviantart.com/art/First-Love-683016955" text:style-name="Internet_20_link" text:visited-style-name="Visited_20_Internet_20_Link"><text:span text:style-name="T1">https://inuhoshi-to-darkpen.deviantart.com/art/First-Love-683016955</text:span></text:a></text:p>
      <text:p text:style-name="P1"><text:a xlink:type="simple" xlink:href="https://inuhoshi-to-darkpen.deviantart.com/art/Remember-Us-in-the-Stars-661853791" text:style-name="Internet_20_link" text:visited-style-name="Visited_20_Internet_20_Link"><text:span text:style-name="T1">https://inuhoshi-to-darkpen.deviantart.com/art/Remember-Us-in-the-Stars-661853791</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8" meta:word-count="2796" meta:character-count="18983" meta:non-whitespace-character-count="16229"/>
    <meta:generator>LibreOfficeDev/5.1.0.3$Linux_X86_64 LibreOffice_project/</meta:generator>
  </office:meta>
</office:document-meta>
</file>